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258511A0C7872EB2D4A.png" manifest:media-type="image/png"/>
  <manifest:file-entry manifest:full-path="Pictures/10000000000001930000008DC426AA088F6E2595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49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6.352cm"/>
    </style:style>
    <style:style style:name="gr3" style:family="graphic" style:parent-style-name="物體無填充也無線條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lyt-bluelinesgrad-subtitle">
      <style:graphic-properties draw:fill-color="#ffffff" draw:auto-grow-height="true" fo:min-height="13.536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  <style:text-properties style:font-name="標楷體2" fo:font-size="60pt" style:font-name-asian="標楷體2" style:font-size-asian="60pt" style:font-size-complex="60pt"/>
    </style:style>
    <style:style style:name="P3" style:family="paragraph">
      <loext:graphic-properties draw:fill="none" draw:fill-color="#ffffff"/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P4" style:family="paragraph">
      <loext:graphic-properties draw:fill="none" draw:fill-color="#ffffff"/>
      <style:text-properties fo:color="#ffffff" fo:font-size="16pt" style:font-size-asian="16pt" style:font-size-complex="1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style:font-name="標楷體2" fo:font-size="40pt" style:font-name-asian="標楷體2" style:font-size-asian="40pt" style:font-size-complex="40pt"/>
    </style:style>
    <style:style style:name="T2" style:family="text">
      <style:text-properties style:font-name="標楷體2" fo:font-size="24pt" style:font-name-asian="標楷體2" style:font-size-asian="24pt" style:font-size-complex="24pt"/>
    </style:style>
    <style:style style:name="T3" style:family="text">
      <style:text-properties fo:color="#ffff99" style:font-name="標楷體2" fo:font-size="24pt" style:font-name-asian="標楷體2" style:font-size-asian="24pt" style:font-size-complex="24pt"/>
    </style:style>
    <style:style style:name="T4" style:family="text">
      <style:text-properties fo:color="#c1b911" style:font-name="標楷體2" fo:font-size="40pt" fo:font-style="normal" fo:text-shadow="1pt 1pt" fo:font-weight="bold" style:font-name-asian="標楷體2" style:font-size-asian="40pt" style:font-style-asian="normal" style:font-weight-asian="bold" style:font-size-complex="40pt" style:font-style-complex="normal" style:font-weight-complex="bold"/>
    </style:style>
    <style:style style:name="T5" style:family="text">
      <style:text-properties fo:color="#ffffff" fo:font-size="16pt" style:font-size-asian="16pt" style:font-size-complex="16pt"/>
    </style:style>
    <style:style style:name="T6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6.528cm" svg:height="13.536cm" svg:x="1.048cm" svg:y="5.531cm" presentation:class="subtitle" presentation:user-transformed="true">
          <draw:text-box>
            <text:p text:style-name="P1"><text:span text:style-name="T1">將</text:span><text:span text:style-name="T1">AlphaGo</text:span><text:span text:style-name="T1">的方法</text:span><text:span text:style-name="T1"><text:line-break/></text:span><text:span text:style-name="T1"><text:line-break/></text:span><text:span text:style-name="T1">用在機器翻譯上</text:span><text:span text:style-name="T1"><text:line-break/></text:span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3">陳鍾誠</text:span></text:p>
            <text:p text:style-name="P1"><text:span text:style-name="T3"/></text:p>
            <text:p text:style-name="P1"><text:span text:style-name="T3">2016</text:span><text:span text:style-name="T3">年</text:span><text:span text:style-name="T3">3</text:span><text:span text:style-name="T3">月</text:span><text:span text:style-name="T3">21</text:span><text:span text:style-name="T3">日</text:span></text:p>
          </draw:text-box>
        </draw:frame>
        <draw:frame draw:style-name="gr1" draw:text-style-name="P3" draw:layer="layout" svg:width="5.8cm" svg:height="3.299cm" svg:x="0.6cm" svg:y="2.2cm">
          <draw:text-box>
            <text:p><text:span text:style-name="T4">程式人</text:span></text:p>
          </draw:text-box>
        </draw:frame>
        <draw:frame draw:style-name="gr2" draw:text-style-name="P4" draw:layer="layout" svg:width="6.852cm" svg:height="1.047cm" svg:x="20.6cm" svg:y="0.553cm">
          <draw:text-box>
            <text:p><text:span text:style-name="T5">本文衍生自維基百科</text:span></text:p>
          </draw:text-box>
        </draw:frame>
        <draw:frame draw:style-name="gr3" draw:text-style-name="P5" draw:layer="layout" svg:width="6cm" svg:height="2.098cm" svg:x="20.8cm" svg:y="1.9cm">
          <draw:image xlink:href="Pictures/10000000000001930000008DC426AA088F6E2595.png" xlink:type="simple" xlink:show="embed" xlink:actuate="onLoad">
            <text:p/>
          </draw:image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8.494cm" svg:x="1.4cm" svg:y="6.014cm" presentation:class="outline" presentation:user-transformed="true">
          <draw:text-box>
            <text:list text:style-name="L3">
              <text:list-item>
                <text:p><text:span text:style-name="T6">P(t|s) =P(t1,…,tn|s1,...sm)</text:span></text:p>
              </text:list-item>
              <text:list-item>
                <text:p>P(m|w) = P(m|w) 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2" svg:font-family="標楷體" style:font-family-generic="script" style:font-pitch="fixed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標楷體" svg:font-family="標楷體" style:font-family-generic="roman" style:font-pitch="variable"/>
    <style:font-face style:name="Albany1" svg:font-family="Albany" style:font-family-generic="script" style:font-pitch="variable"/>
    <style:font-face style:name="Andale Sans UI1" svg:font-family="'Andale Sans UI'" style:font-family-generic="script" style:font-pitch="variable"/>
    <style:font-face style:name="Arial1" svg:font-family="Arial" style:font-family-generic="script" style:font-pitch="variable"/>
    <style:font-face style:name="微軟正黑體1" svg:font-family="微軟正黑體" style:font-family-generic="script" style:font-pitch="variable"/>
    <style:font-face style:name="標楷體1" svg:font-family="標楷體" style:font-family-generic="script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  <style:font-face style:name="標楷體3" svg:font-family="標楷體" style:font-family-generic="system" style:font-pitch="variable"/>
  </office:font-face-decls>
  <office:styles>
    <draw:fill-image draw:name="bluelinesdark" xlink:href="Pictures/100000000000032000000258511A0C7872EB2D4A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微軟正黑體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2" style:display-name="預設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2" style:display-name="預設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_5f_3" style:display-name="預設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3" style:display-name="預設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8.1000003814697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28.1000003814697pt" style:font-style-asian="normal" style:font-weight-asian="normal" style:font-name-complex="Tahoma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54pt" fo:font-style="normal" fo:text-shadow="none" style:text-underline-style="none" fo:font-weight="normal" style:font-name-asian="標楷體2" style:font-family-asian="標楷體" style:font-family-generic-asian="script" style:font-pitch-asian="fixed" style:font-size-asian="54pt" style:font-style-asian="normal" style:font-weight-asian="normal" style:font-name-complex="Tahoma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標楷體2" fo:font-family="標楷體" style:font-family-generic="script" style:font-pitch="fixed" fo:font-size="60pt" fo:font-style="normal" fo:text-shadow="none" style:text-underline-style="none" fo:font-weight="bold" style:font-name-asian="標楷體2" style:font-family-asian="標楷體" style:font-family-generic-asian="script" style:font-pitch-asian="fixed" style:font-size-asian="60pt" style:font-style-asian="normal" style:font-weight-asian="normal" style:font-name-complex="Tahoma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8.494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8" draw:layer="backgroundobjects" svg:width="6.523cm" svg:height="1.448cm" svg:x="1.4cm" svg:y="19.431cm" presentation:class="date-time">
        <draw:text-box>
          <text:p text:style-name="MP7"><text:span text:style-name="MT1"><presentation:date-time/></text:span></text:p>
        </draw:text-box>
      </draw:frame>
      <draw:frame presentation:style-name="Mpr5" draw:text-style-name="MP10" draw:layer="backgroundobjects" svg:width="8.875cm" svg:height="1.448cm" svg:x="9.576cm" svg:y="19.431cm" presentation:class="footer">
        <draw:text-box>
          <text:p text:style-name="MP9"><text:span text:style-name="MT1"><presentation:footer/></text:span></text:p>
        </draw:text-box>
      </draw:frame>
      <draw:frame presentation:style-name="Mpr5" draw:text-style-name="MP12" draw:layer="backgroundobjects" svg:width="6.523cm" svg:height="1.448cm" svg:x="20.076cm" svg:y="19.431cm" presentation:class="page-number">
        <draw:text-box>
          <text:p text:style-name="MP11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8" draw:layer="backgroundobjects" svg:width="9.113cm" svg:height="1.484cm" svg:x="0cm" svg:y="0cm" presentation:class="header">
          <draw:text-box>
            <text:p text:style-name="MP7"><text:span text:style-name="MT1"><presentation:header/></text:span></text:p>
          </draw:text-box>
        </draw:frame>
        <draw:frame presentation:style-name="Mpr6" draw:text-style-name="MP12" draw:layer="backgroundobjects" svg:width="9.113cm" svg:height="1.484cm" svg:x="11.886cm" svg:y="0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7" draw:text-style-name="MP8" draw:layer="backgroundobjects" svg:width="9.113cm" svg:height="1.484cm" svg:x="0cm" svg:y="28.215cm" presentation:class="footer">
          <draw:text-box>
            <text:p text:style-name="MP7"><text:span text:style-name="MT1"><presentation:footer/></text:span></text:p>
          </draw:text-box>
        </draw:frame>
        <draw:frame presentation:style-name="Mpr7" draw:text-style-name="MP12" draw:layer="backgroundobjects" svg:width="9.113cm" svg:height="1.484cm" svg:x="11.886cm" svg:y="28.215cm" presentation:class="page-number">
          <draw:text-box>
            <text:p text:style-name="MP11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07T07:58:38.06</meta:creation-date>
    <dc:date>2016-03-21T10:04:59.596000000</dc:date>
    <meta:editing-duration>P2DT3H44M7S</meta:editing-duration>
    <meta:editing-cycles>477</meta:editing-cycles>
    <meta:generator>LibreOffice/5.1.0.3$Windows_x86 LibreOffice_project/5e3e00a007d9b3b6efb6797a8b8e57b51ab1f737</meta:generator>
    <meta:document-statistic meta:object-count="42"/>
  </office:meta>
</office:document-meta>
</file>